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04d9" officeooo:paragraph-rsid="000604d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04d9" officeooo:paragraph-rsid="000604d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87e5" officeooo:paragraph-rsid="000987e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3f63" officeooo:paragraph-rsid="000b3f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5118" officeooo:paragraph-rsid="001051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67a" officeooo:paragraph-rsid="001886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d8d5" officeooo:paragraph-rsid="0006d8d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b3f63" officeooo:paragraph-rsid="000b3f6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05118" officeooo:paragraph-rsid="00105118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d8d5" officeooo:paragraph-rsid="0006d8d5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d8d5" officeooo:paragraph-rsid="0008b514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87e5" officeooo:paragraph-rsid="000987e5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05118" officeooo:paragraph-rsid="0010511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05118" officeooo:paragraph-rsid="00135bc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67a" officeooo:paragraph-rsid="0018867a" style:font-size-asian="10.5pt" style:font-weight-asian="normal" style:font-size-complex="12pt" style:font-weight-complex="normal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8b514"/>
    </style:style>
    <style:style style:name="T2" style:family="text">
      <style:text-properties officeooo:rsid="000da34e"/>
    </style:style>
    <style:style style:name="T3" style:family="text">
      <style:text-properties officeooo:rsid="0011e622"/>
    </style:style>
    <style:style style:name="T4" style:family="text">
      <style:text-properties officeooo:rsid="001227ad"/>
    </style:style>
    <style:style style:name="T5" style:family="text">
      <style:text-properties officeooo:rsid="00135bc9"/>
    </style:style>
    <style:style style:name="T6" style:family="text">
      <style:text-properties officeooo:rsid="00173d4b"/>
    </style:style>
    <style:style style:name="T7" style:family="text">
      <style:text-properties officeooo:rsid="001a6e8f"/>
    </style:style>
    <style:style style:name="T8" style:family="text">
      <style:text-properties officeooo:rsid="001f8348"/>
    </style:style>
    <style:style style:name="T9" style:family="text">
      <style:text-properties officeooo:rsid="0020a7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P2"/>
      <text:p text:style-name="P2"/>
      <text:p text:style-name="P2"/>
      <text:p text:style-name="P7">Acteurs du projet :</text:p>
      <text:p text:style-name="P7"/>
      <text:list xml:id="list7441204576664903142" text:style-name="L1">
        <text:list-item>
          <text:p text:style-name="P10">Commanditaire : B<text:span text:style-name="T1">enoit Costes</text:span></text:p>
          <text:p text:style-name="P10"/>
        </text:list-item>
        <text:list-item>
          <text:p text:style-name="P10">MOA : <text:span text:style-name="T1">Benoit Costes</text:span></text:p>
          <text:p text:style-name="P10"/>
        </text:list-item>
        <text:list-item>
          <text:p text:style-name="P11">MOE : <text:span text:style-name="T1">Arnaud Gregoire, Antoine Moutou, Augustin Gagnon</text:span></text:p>
          <text:p text:style-name="P11"/>
        </text:list-item>
        <text:list-item>
          <text:p text:style-name="P11">Expert support : <text:span text:style-name="T1">Benoit Costes</text:span></text:p>
          <text:p text:style-name="P11"/>
        </text:list-item>
        <text:list-item>
          <text:p text:style-name="P12">Utilisateurs : Tout le monde</text:p>
        </text:list-item>
      </text:list>
      <text:p text:style-name="P3"/>
      <text:p text:style-name="P3"/>
      <text:p text:style-name="P8">Analyse du besoin :</text:p>
      <text:p text:style-name="P4"/>
      <text:p text:style-name="Text_20_body">La théorie des graphes fournie de nombreux outils permettant l’analyse de réseaux spatiaux (routes, rues, réseau ferré, etc.), relevant d’importants enjeux :</text:p>
      <text:list xml:id="list8015184857343504758" text:style-name="L2">
        <text:list-item>
          <text:p text:style-name="P17">planification, analyse des risques </text:p>
        </text:list-item>
        <text:list-item>
          <text:p text:style-name="P17">simulation </text:p>
        </text:list-item>
        <text:list-item>
          <text:p text:style-name="P16">études historiques <text:bookmark text:name="user-content-contexte"/></text:p>
        </text:list-item>
      </text:list>
      <text:p text:style-name="Text_20_body">Il existe peu d’outils permettant cette analyse, <text:span text:style-name="T2">et surtout </text:span>aucune <text:span text:style-name="T2">plate-forme</text:span> <text:span text:style-name="T2">W</text:span>eb. L’objectif est de mettre en place un site web <text:span text:style-name="T2">facile d’usage,</text:span> permettant à un usager de charger et d<text:span text:style-name="T2">e visualiser</text:span> un réseau spatial <text:span text:style-name="T2">au format shapefile. L’interface doit aussi permettre </text:span>de <text:span text:style-name="T2">réaliser sur ce réseau des mesures relatives à la théorie des graphes </text:span>(centralités, average path length, etc.) .</text:p>
      <text:p text:style-name="Text_20_body"/>
      <text:p text:style-name="P9">Coût du projet :</text:p>
      <text:list xml:id="list2503005486411709504" text:style-name="L3">
        <text:list-item>
          <text:p text:style-name="P13">Salaire développeur Web Front-End : <text:span text:style-name="T3">340€/jour</text:span></text:p>
        </text:list-item>
        <text:list-item>
          <text:p text:style-name="P13">Salaire développeur Web Back-End : <text:span text:style-name="T3">365€/jour</text:span></text:p>
        </text:list-item>
        <text:list-item>
          <text:p text:style-name="P13">Salaire développeur logiciel Python : <text:span text:style-name="T4">415€/jour</text:span></text:p>
        </text:list-item>
        <text:list-item>
          <text:p text:style-name="P14"><text:span text:style-name="T5">Prix</text:span> d’un hébergeur Web : <text:span text:style-name="T5">6€/mois<text:tab/><text:tab/>(https://www.evennode.com/pricing)</text:span></text:p>
        </text:list-item>
        <text:list-item>
          <text:p text:style-name="P13">Location de locaux de travail : <text:span text:style-name="T6">~35€/jour</text:span></text:p>
        </text:list-item>
      </text:list>
      <text:p text:style-name="P5"/>
      <text:p text:style-name="P6">Coût direct : 14 560€ (salaire) + 5824€ (<text:span text:style-name="T9">40 % </text:span>charge patronales) <text:span text:style-name="T7">+ 455€ (locaux) + 144€ (web sur 2 an)</text:span></text:p>
      <text:p text:style-name="P6">→<text:span text:style-name="T8"> 20 983€</text:span></text:p>
      <text:p text:style-name="P9"/>
      <text:p text:style-name="P5">(Le projet est constitué d’un total de 13 journée de travai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16:13.341000000</meta:creation-date>
    <dc:date>2017-03-29T14:58:46.662000000</dc:date>
    <meta:editing-duration>PT1H6M44S</meta:editing-duration>
    <meta:editing-cycles>21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215" meta:character-count="1272" meta:non-whitespace-character-count="1092"/>
  </office:meta>
</office:document-meta>
</file>